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Mono" svg:font-family="FreeMono" style:font-adornments="Normal" style:font-family-generic="modern" style:font-pitch="variable"/>
    <style:font-face style:name="FreeMono1" svg:font-family="FreeMono" style:font-adornments="Negrita" style:font-family-generic="modern" style:font-pitch="variable"/>
    <style:font-face style:name="FreeMono2" svg:font-family="FreeMono" style:font-adornments="Negrita itálica" style:font-family-generic="modern" style:font-pitch="fixed"/>
    <style:font-face style:name="FreeMono3" svg:font-family="FreeMono" style:font-family-generic="modern" style:font-pitch="fixed"/>
    <style:font-face style:name="FreeMono4" svg:font-family="FreeMono"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end" style:justify-single-word="false" fo:padding="0.049cm" fo:border-left="none" fo:border-right="none" fo:border-top="none" fo:border-bottom="1.05pt solid #000000"/>
      <style:text-properties style:font-name="FreeMono4" fo:font-size="11pt" fo:font-weight="bold" officeooo:rsid="000e6484" officeooo:paragraph-rsid="000e6484" style:font-size-asian="11pt" style:font-weight-asian="bold" style:font-size-complex="11pt" style:font-weight-complex="bold"/>
    </style:style>
    <style:style style:name="P2" style:family="paragraph" style:parent-style-name="Footer">
      <style:paragraph-properties fo:text-align="justify" style:justify-single-word="false" fo:padding="0.049cm" fo:border-left="none" fo:border-right="none" fo:border-top="1.05pt solid #000000" fo:border-bottom="none">
        <style:tab-stops>
          <style:tab-stop style:position="8.5cm" style:type="center"/>
          <style:tab-stop style:position="12.111cm"/>
          <style:tab-stop style:position="16.508cm"/>
        </style:tab-stops>
      </style:paragraph-properties>
      <style:text-properties style:font-name="FreeMono3" fo:font-weight="bold" officeooo:rsid="000e6484" officeooo:paragraph-rsid="000e6484" style:font-weight-asian="bold" style:font-weight-complex="bold"/>
    </style:style>
    <style:style style:name="P3" style:family="paragraph" style:parent-style-name="_21_Respuesta">
      <style:text-properties officeooo:rsid="0025eb17" officeooo:paragraph-rsid="0025eb17"/>
    </style:style>
    <style:style style:name="P4" style:family="paragraph" style:parent-style-name="_21_Respuesta">
      <style:text-properties officeooo:rsid="0026fdeb" officeooo:paragraph-rsid="0026fdeb"/>
    </style:style>
    <style:style style:name="P5" style:family="paragraph" style:parent-style-name="_21_Respuesta">
      <style:text-properties officeooo:rsid="0028dc9b" officeooo:paragraph-rsid="0028dc9b"/>
    </style:style>
    <style:style style:name="P6" style:family="paragraph" style:parent-style-name="_21_Respuesta">
      <style:text-properties officeooo:rsid="00291828" officeooo:paragraph-rsid="00291828"/>
    </style:style>
    <style:style style:name="P7" style:family="paragraph" style:parent-style-name="_21_Enunciado" style:master-page-name="HTML">
      <style:paragraph-properties style:page-number="auto"/>
      <style:text-properties fo:color="#ff0000" loext:opacity="100%" style:font-name="FreeMono1" fo:font-size="12pt" fo:font-weight="bold" officeooo:rsid="0022b2ab" officeooo:paragraph-rsid="0022b2ab"/>
    </style:style>
    <style:style style:name="P8" style:family="paragraph" style:parent-style-name="_21_Enunciado" style:list-style-name="L1"/>
    <style:style style:name="P9" style:family="paragraph" style:parent-style-name="_21_Enunciado">
      <style:paragraph-properties fo:break-before="page"/>
    </style:style>
    <style:style style:name="P10" style:family="paragraph" style:parent-style-name="_21_Enunciado">
      <style:text-properties officeooo:rsid="003a0dc8" officeooo:paragraph-rsid="003a0dc8"/>
    </style:style>
    <style:style style:name="P11" style:family="paragraph" style:parent-style-name="_21_Enunciado">
      <style:text-properties officeooo:rsid="003a0dc8" officeooo:paragraph-rsid="003c010e"/>
    </style:style>
    <style:style style:name="P12" style:family="paragraph" style:parent-style-name="_21_Enunciado">
      <style:text-properties officeooo:rsid="003a0dc8" officeooo:paragraph-rsid="003c11d2"/>
    </style:style>
    <style:style style:name="P13" style:family="paragraph" style:parent-style-name="_21_Enunciado">
      <style:paragraph-properties fo:break-before="page"/>
      <style:text-properties officeooo:rsid="004ae8f2" officeooo:paragraph-rsid="004ae8f2"/>
    </style:style>
    <style:style style:name="P14" style:family="paragraph" style:parent-style-name="_21_Respuesta">
      <style:text-properties officeooo:rsid="0032657a" officeooo:paragraph-rsid="0032657a"/>
    </style:style>
    <style:style style:name="P15" style:family="paragraph" style:parent-style-name="_21_Respuesta">
      <style:text-properties officeooo:rsid="00338d57" officeooo:paragraph-rsid="00338d57"/>
    </style:style>
    <style:style style:name="P16" style:family="paragraph" style:parent-style-name="_21_Respuesta">
      <style:text-properties officeooo:rsid="003499f9" officeooo:paragraph-rsid="003499f9"/>
    </style:style>
    <style:style style:name="P17" style:family="paragraph" style:parent-style-name="_21_Respuesta">
      <style:text-properties officeooo:rsid="0034f500" officeooo:paragraph-rsid="0034f500"/>
    </style:style>
    <style:style style:name="P18" style:family="paragraph" style:parent-style-name="_21_Respuesta">
      <style:text-properties officeooo:rsid="003d082f" officeooo:paragraph-rsid="003d082f"/>
    </style:style>
    <style:style style:name="P19" style:family="paragraph" style:parent-style-name="_21_Respuesta">
      <style:text-properties officeooo:rsid="0047e505" officeooo:paragraph-rsid="0048e76d"/>
    </style:style>
    <style:style style:name="P20" style:family="paragraph" style:parent-style-name="_21_Respuesta">
      <style:text-properties officeooo:rsid="0047e505" officeooo:paragraph-rsid="004ae8f2"/>
    </style:style>
    <style:style style:name="P21" style:family="paragraph" style:parent-style-name="_21_Respuesta">
      <style:text-properties officeooo:rsid="004ae8f2" officeooo:paragraph-rsid="004ae8f2"/>
    </style:style>
    <style:style style:name="P22" style:family="paragraph" style:parent-style-name="_21_Respuesta">
      <style:text-properties officeooo:rsid="004d3f25" officeooo:paragraph-rsid="004d3f25"/>
    </style:style>
    <style:style style:name="T1" style:family="text">
      <style:text-properties officeooo:rsid="0022b2ab"/>
    </style:style>
    <style:style style:name="T2" style:family="text">
      <style:text-properties style:font-name="FreeMono4" fo:font-size="11pt" style:font-size-asian="11pt" style:font-size-complex="11pt"/>
    </style:style>
    <style:style style:name="T3" style:family="text">
      <style:text-properties style:font-name="FreeMono4" fo:font-size="11pt" officeooo:rsid="0011b881" style:font-size-asian="11pt" style:font-size-complex="11pt"/>
    </style:style>
    <style:style style:name="T4" style:family="text">
      <style:text-properties style:font-name="FreeMono4" fo:font-size="11pt" officeooo:rsid="001c4cd6" style:font-size-asian="11pt" style:font-size-complex="11pt"/>
    </style:style>
    <style:style style:name="T5" style:family="text">
      <style:text-properties fo:color="#ff0000" loext:opacity="100%"/>
    </style:style>
    <style:style style:name="T6" style:family="text">
      <style:text-properties fo:color="#00a933" loext:opacity="100%"/>
    </style:style>
    <style:style style:name="T7" style:family="text">
      <style:text-properties officeooo:rsid="0029c954"/>
    </style:style>
    <style:style style:name="T8" style:family="text">
      <style:text-properties style:font-name="FreeMono" fo:font-size="12pt"/>
    </style:style>
    <style:style style:name="T9" style:family="text">
      <style:text-properties style:font-name="FreeMono" fo:font-size="12pt" officeooo:rsid="00386500"/>
    </style:style>
    <style:style style:name="T10" style:family="text">
      <style:text-properties style:font-name="FreeMono" fo:font-size="12pt" officeooo:rsid="0042903f"/>
    </style:style>
    <style:style style:name="T11" style:family="text">
      <style:text-properties officeooo:rsid="0036cafc"/>
    </style:style>
    <style:style style:name="T12" style:family="text">
      <style:text-properties officeooo:rsid="00386500"/>
    </style:style>
    <style:style style:name="T13" style:family="text">
      <style:text-properties officeooo:rsid="0038e2b4"/>
    </style:style>
    <style:style style:name="T14" style:family="text">
      <style:text-properties officeooo:rsid="003e8a25"/>
    </style:style>
    <style:style style:name="T15" style:family="text">
      <style:text-properties officeooo:rsid="003f6a4d"/>
    </style:style>
    <style:style style:name="T16" style:family="text">
      <style:text-properties officeooo:rsid="0048db3b"/>
    </style:style>
    <style:style style:name="T17" style:family="text">
      <style:text-properties officeooo:rsid="0048e76d"/>
    </style:style>
    <style:style style:name="T18" style:family="text">
      <style:text-properties officeooo:rsid="0049a073"/>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ARJETAS DE EXPANSIÓN</text:p>
      <text:p text:style-name="_21_Enunciado"><text:span text:style-name="T5">1.-</text:span> Tarjetas gráficas</text:p>
      <text:p text:style-name="_21_Enunciado"><text:span text:style-name="T6">a)</text:span> ¿Cuáles son actualmente las opciones más comunes de adaptador gráfico para ordenadores de escritorio?</text:p>
      <text:p text:style-name="P3">HDMI, VGA, DisplayPort y USB-C.</text:p>
      <text:p text:style-name="_21_Enunciado"><text:span text:style-name="T6">b)</text:span> ¿A qué tipo de ranura de expansión se conecta actualmente una tarjeta gráfica?</text:p>
      <text:p text:style-name="P4">PCIe</text:p>
      <text:p text:style-name="_21_Enunciado"><text:span text:style-name="T6">c)</text:span> ¿Qué tipos de conectores suelen tener las tarjetas gráficas para conectar un monitor? ¿Cuál es el que se suele utilizar por haber sido implementado en gran número de dispositivos y por sus prestaciones?</text:p>
      <text:p text:style-name="P5">Los más comunes son HDMI y VGA</text:p>
      <text:p text:style-name="_21_Enunciado"><text:span text:style-name="T6">d)</text:span> ¿Cómo se lleva la alimentación a una tarjeta gráfica?</text:p>
      <text:p text:style-name="P6">A través de uno de los cables de la fuente de alimentación.</text:p>
      <text:p text:style-name="_21_Enunciado"><text:span text:style-name="T6">e)</text:span> Lee los siguientes artículos y contesta a las preguntas.</text:p>
      <text:p text:style-name="_21_Enunciado"><text:span text:style-name="T5">1.-</text:span> ¿Qué es APU, CPU y GPU?</text:p>
      <text:p text:style-name="_21_Respuesta">APU son aquellos procesadores de AMD que combin<text:span text:style-name="T8">a</text:span>n tecnología CPU y GPU en el mismo chip, es decir, que llevan gráfica integrada.</text:p>
      <text:p text:style-name="_21_Respuesta">CPU, unidad central de procesamiento se encarga de interpretar las instrucciones de los programas.</text:p>
      <text:p text:style-name="_21_Respuesta">GPU es muy parecid<text:span text:style-name="T8">a</text:span> a una CPU, pero está especializada en el <text:s/>procesamiento de gráficos, también se utiliza para operaciones de coma flotante.</text:p>
      <text:p text:style-name="_21_Enunciado"><text:span text:style-name="T5">2.-</text:span> En lo que se refiere a precio, ancho de bus, frecuencia y ancho de banda, ¿qué tipo de memoria es más recomendable? ¿Interesa que la capacidad de la memoria sea siempre lo más grande posible sin importar otros parámetros? ¿Utilizan los fabricantes AMD y NVIDIA los mismos tipos de memoria?</text:p>
      <text:p text:style-name="P14">NOTA: Entiendo que en el enunciado se refieren a la memoria de vídeo como simplemente memoria.</text:p>
      <text:p text:style-name="P15">Actualmente las memorias gráficas más <text:span text:style-name="T8">recomendadas utilizan tecnología GDDR.</text:span></text:p>
      <text:p text:style-name="P15"><text:span text:style-name="T8">La capacidad de la memoria no es lo más importante en tarjetas gráficas, hay que tener en cuenta otros factores como la cantidad de núcleos, la velocidad de reloj, la capacidad para disipar el calor, consumo de energía, tipo de slot…</text:span></text:p>
      <text:p text:style-name="P16"><text:span text:style-name="T8">Tanto AMD como NVIDIA utilizan tecnología GDDR en la gran mayoría de gráficas para escritorio, </text:span><text:span text:style-name="T9">aunque AMD experimenta un poco más con la tecnología HBM que NVIDIA</text:span><text:span text:style-name="T8">.</text:span></text:p>
      <text:p text:style-name="_21_Enunciado"><text:span text:style-name="T5"/></text:p>
      <text:p text:style-name="P9"><text:span text:style-name="T5">3.-</text:span> ¿Qué aspectos se deben tener en cuenta en la selección de una tarjeta gráfica?</text:p>
      <text:p text:style-name="P17">Lo primero que debemos tener en cuenta es qué tipo de slot tenemos disponible en nuestra placa, para comprar una tarjeta compatible con esta, además de comprovar si nuestra fuente de alimentación será capaz de soportar <text:span text:style-name="T11">el</text:span> consumo energético. <text:span text:style-name="T12">Lo más importante en cuanto a rendimiento es la cantidad de núcleos que tiene la tarjeta y la velocidad de estos, es importante tener en cuenta la cantidad y tipo de memoria, como aspectos secundarios, algunas tarjetas incluyen tecnologias “especiales” como Raytracing, </text:span><text:span text:style-name="T13">SLI, overclock...</text:span></text:p>
      <text:p text:style-name="_21_Enunciado"/>
      <text:list xml:id="list1511830722" text:style-name="L1">
        <text:list-item>
          <text:p text:style-name="P8"><text:a xlink:type="simple" xlink:href="https://hardzone.es/reportajes/que-es/apu-diferencia-procesador/" text:style-name="Internet_20_link" text:visited-style-name="Visited_20_Internet_20_Link">https://hardzone.es/reportajes/que-es/apu-diferencia-procesador/</text:a></text:p>
        </text:list-item>
        <text:list-item>
          <text:p text:style-name="P8"><text:a xlink:type="simple" xlink:href="https://graphicscardhub.com/gddr5-vs-gddr5x-vs-hbm-vs-hbm2/" text:style-name="Internet_20_link" text:visited-style-name="Visited_20_Internet_20_Link">https://graphicscardhub.com/gddr5-vs-gddr5x-vs-hbm-vs-hbm2/</text:a></text:p>
        </text:list-item>
        <text:list-item>
          <text:p text:style-name="P8"><text:a xlink:type="simple" xlink:href="https://hardzone.es/reportajes/comparativas/memoria-grafica-gddr6xgddr6/" text:style-name="Internet_20_link" text:visited-style-name="Visited_20_Internet_20_Link">https://hardzone.es/reportajes/comparativas/memoria-grafica-gddr6xgddr6/</text:a></text:p>
        </text:list-item>
        <text:list-item>
          <text:p text:style-name="P8">Elección de tarjeta gr<text:span text:style-name="T7">á</text:span>fica</text:p>
          <text:list>
            <text:list-item>
              <text:p text:style-name="P8">Especificaciones: <text:a xlink:type="simple" xlink:href="https://www.profesionalreview.com/2017/04/21/entenderlas-especificaciones-la-tarjeta-grafica/" text:style-name="Internet_20_link" text:visited-style-name="Visited_20_Internet_20_Link">https://www.profesionalreview.com/2017/04/21/entenderlas-especificaciones-la-tarjeta-grafica/</text:a></text:p>
            </text:list-item>
            <text:list-item>
              <text:p text:style-name="P8"><text:a xlink:type="simple" xlink:href="https://www.profesionalreview.com/2020/07/27/tarjeta-graficacaracteristicas-a-tener-en-cuenta-antes-de-comprar-una/" text:style-name="Internet_20_link" text:visited-style-name="Visited_20_Internet_20_Link">https://www.profesionalreview.com/2020/07/27/tarjeta-graficacaracteristicas-a-tener-en-cuenta-antes-de-comprar-una/</text:a></text:p>
            </text:list-item>
          </text:list>
        </text:list-item>
      </text:list>
      <text:p text:style-name="_21_Respuesta"/>
      <text:p text:style-name="P11"><text:span text:style-name="T6">f)</text:span> Dentro del catálogo de <text:a xlink:type="simple" xlink:href="http://www.pccomponentes.com/" text:style-name="Internet_20_link" text:visited-style-name="Visited_20_Internet_20_Link">www.pccomponentes.com</text:a> (u otra tienda de tu elección), escoge una tarjeta gráfica adecuada a un entorno exigente como es el de los juegos en 3D para la placa base Asus Prime TRX40-Pro S (<text:a xlink:type="simple" xlink:href="https://www.pccomponentes.com/asus-prime-trx40-pro-s" text:style-name="Internet_20_link" text:visited-style-name="Visited_20_Internet_20_Link">https://www.pccomponentes.com/asus-prime-trx40-pro-s</text:a>).</text:p>
      <text:p text:style-name="P12">Para ayudarte a elegir, puedes hacer uso de las comparativas que ofrece PassMark (<text:a xlink:type="simple" xlink:href="https://www.videocardbenchmark.net/" text:style-name="Internet_20_link" text:visited-style-name="Visited_20_Internet_20_Link">https://www.videocardbenchmark.net/</text:a>) y de las tablas de TechArp (<text:a xlink:type="simple" xlink:href="https://www.techarp.com/guides/desktop-graphics-card-comparison/" text:style-name="Internet_20_link" text:visited-style-name="Visited_20_Internet_20_Link">https://www.techarp.com/guides/desktop-graphics-card-comparison/</text:a>).</text:p>
      <text:p text:style-name="P10">En esas tablas, puedes ubicar la tarjeta gráfica elegida respecto a otras y observar en qué se diferencian. Fíjate en las características de memoria, en las tasas de relleno, en la potencia necesaria, en el tipo de ranura en la que se debe instalar</text:p>
      <text:p text:style-name="P18">La targeta NVIDIA <text:a xlink:type="simple" xlink:href="https://www.pccomponentes.com/zotac-gaming-geforce-rtx-3080-ti-trinity-oc-12gb-gddr6x?utm_source=799167&amp;utm_medium=afi&amp;utm_campaign=www.nategentile.com&amp;awc=20982_1635802850_26fcaf44c48bfe2eb56a7bdee44998cb&amp;utm_term=deeplink&amp;utm_content=web" text:style-name="Internet_20_link" text:visited-style-name="Visited_20_Internet_20_Link">Zotac Gaming GeForce RTX 3080 Ti Trinity OC 12GB GDDR6X</text:a> <text:span text:style-name="T14">es una buena opción, </text:span><text:span text:style-name="T15">cuenta con 10240 núcleos CUDA a 1695 Mhz, 12 GB de memória GDDR6X y bus de 384 bits. La podriamos conectar a la placa </text:span><text:span text:style-name="T10">a través de</text:span><text:span text:style-name="T15"> PCIe. </text:span><text:span text:style-name="T17">(1700€)</text:span></text:p>
      <text:p text:style-name="P19">Si tenemos un presupuesto más redudido, la <text:a xlink:type="simple" xlink:href="https://www.pccomponentes.com/msi-amd-radeon-rx-6700-xt-mech-2x-12gb-oc-12gb-gddr6" text:style-name="Internet_20_link" text:visited-style-name="Visited_20_Internet_20_Link">MSI AMD Radeon RX 6700 XT MECH 2X 12GB OC 12GB GDDR6</text:a> es también una buena opción, cuenta con 2560 núcleos radeon a 2300 Mhz, <text:span text:style-name="T16">memoria 12 GB GDDR6 y bus de 192 bits. </text:span><text:span text:style-name="T17">(945€)</text:span></text:p>
      <text:p text:style-name="P20"><text:span text:style-name="T17">En la comparación, según la web </text:span><text:a xlink:type="simple" xlink:href="http://www.videocardbenchmark.net/" text:style-name="Internet_20_link" text:visited-style-name="Visited_20_Internet_20_Link"><text:span text:style-name="T17">www.videocardbenchmark.net</text:span></text:a><text:span text:style-name="T17"> la NVIDIA obtiene 26605 puntos</text:span> <text:span text:style-name="T18">y la AMD 18837 puntos, pero en relación calidad precio, la NVIDIA obtiene 14 puntos y la AMD 21.</text:span></text:p>
      <text:p text:style-name="P21">Depende del uso que se le vaya a dar, sería más conveniente una o la otra.</text:p>
      <text:p text:style-name="P13"><text:span text:style-name="T6">g)</text:span> ¿Es posible instalar dos o más tarjetas gráficas en la placa base dada?</text:p>
      <text:p text:style-name="P22">Sí, pues soporta la tecnología <text:span text:style-name="T8">C</text:span>rossfire y la SLI entre otras, para esto tendríamos que instalar dos gráficas compatibles con estas tecnología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Mono" svg:font-family="FreeMono" style:font-adornments="Normal" style:font-family-generic="modern" style:font-pitch="variable"/>
    <style:font-face style:name="FreeMono1" svg:font-family="FreeMono" style:font-adornments="Negrita" style:font-family-generic="modern" style:font-pitch="variable"/>
    <style:font-face style:name="FreeMono2" svg:font-family="FreeMono" style:font-adornments="Negrita itálica" style:font-family-generic="modern" style:font-pitch="fixed"/>
    <style:font-face style:name="FreeMono3" svg:font-family="FreeMono" style:font-family-generic="modern" style:font-pitch="fixed"/>
    <style:font-face style:name="FreeMono4" svg:font-family="FreeMono"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FreeMono2" fo:font-family="FreeMono" style:font-style-name="Negrita itálica" style:font-family-generic="modern" style:font-pitch="fixed" fo:font-size="12pt" fo:font-style="italic" fo:font-weight="bold"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FreeMono" fo:font-family="FreeMono" style:font-style-name="Normal" style:font-family-generic="modern" style:font-pitch="variable"/>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FreeMono" fo:font-family="FreeMono" style:font-style-name="Normal" style:font-family-generic="modern" style:font-pitch="variable"/>
    </style:style>
    <style:style style:name="_21_Enunciado" style:display-name="!Enunciado" style:family="paragraph" style:parent-style-name="Standard" style:next-style-name="_21_Respuesta" style:master-page-name="">
      <style:paragraph-properties fo:margin-top="0cm" fo:margin-bottom="0.3cm" style:contextual-spacing="false" fo:text-align="justify" style:justify-single-word="false" style:page-number="auto"/>
      <style:text-properties fo:color="#0000ff" loext:opacity="100%" style:font-name="FreeMono1" fo:font-family="FreeMono" style:font-style-name="Negrita" style:font-family-generic="modern" style:font-pitch="variable" fo:font-size="12pt" fo:font-weight="bold"/>
    </style:style>
    <style:style style:name="_21_Respuesta" style:display-name="!Respuesta" style:family="paragraph" style:parent-style-name="Standard" style:next-style-name="_21_Enunciado" style:master-page-name="">
      <style:paragraph-properties fo:margin-top="0cm" fo:margin-bottom="0.199cm" style:contextual-spacing="false" fo:text-align="justify" style:justify-single-word="false" style:page-number="auto"/>
      <style:text-properties style:font-name="FreeMono" fo:font-family="FreeMono" style:font-style-name="Normal" style:font-family-generic="modern" style:font-pitch="variable" fo:font-size="12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49cm" fo:border-left="none" fo:border-right="none" fo:border-top="none" fo:border-bottom="1.05pt solid #000000"/>
      <style:text-properties style:font-name="FreeMono4" fo:font-size="11pt" fo:font-weight="bold" officeooo:rsid="000e6484" officeooo:paragraph-rsid="000e6484" style:font-size-asian="11pt" style:font-weight-asian="bold" style:font-size-complex="11pt" style:font-weight-complex="bold"/>
    </style:style>
    <style:style style:name="MP2" style:family="paragraph" style:parent-style-name="Footer">
      <style:paragraph-properties fo:text-align="justify" style:justify-single-word="false" fo:padding="0.049cm" fo:border-left="none" fo:border-right="none" fo:border-top="1.05pt solid #000000" fo:border-bottom="none">
        <style:tab-stops>
          <style:tab-stop style:position="8.5cm" style:type="center"/>
          <style:tab-stop style:position="12.111cm"/>
          <style:tab-stop style:position="16.508cm"/>
        </style:tab-stops>
      </style:paragraph-properties>
      <style:text-properties style:font-name="FreeMono3" fo:font-weight="bold" officeooo:rsid="000e6484" officeooo:paragraph-rsid="000e6484" style:font-weight-asian="bold" style:font-weight-complex="bold"/>
    </style:style>
    <style:style style:name="MT1" style:family="text">
      <style:text-properties officeooo:rsid="0022b2ab"/>
    </style:style>
    <style:style style:name="MT2" style:family="text">
      <style:text-properties style:font-name="FreeMono4" fo:font-size="11pt" style:font-size-asian="11pt" style:font-size-complex="11pt"/>
    </style:style>
    <style:style style:name="MT3" style:family="text">
      <style:text-properties style:font-name="FreeMono4" fo:font-size="11pt" officeooo:rsid="0011b881" style:font-size-asian="11pt" style:font-size-complex="11pt"/>
    </style:style>
    <style:style style:name="MT4" style:family="text">
      <style:text-properties style:font-name="FreeMono4" fo:font-size="11pt" officeooo:rsid="001c4cd6"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ext:p text:style-name="Header"/>
      </style:header>
    </style:master-page>
    <style:master-page style:name="HTML" style:page-layout-name="Mpm2" draw:style-name="Mdp1">
      <style:header>
        <text:p text:style-name="MP1"><text:file-name text:display="name">tarjetas_expansion</text:file-name><text:s/>- <text:span text:style-name="MT1">SIS</text:span></text:p>
        <text:p text:style-name="MP1"><text:date style:data-style-name="N37" text:date-value="2021-10-29T13:38:23.617000300" text:fixed="true">29/10/21</text:date></text:p>
      </style:header>
      <style:footer>
        <text:p text:style-name="MP2"><text:s text:c="3"/><text:tab/><text:span text:style-name="MT2">Página </text:span><text:span text:style-name="MT2"><text:page-number text:select-page="current">3</text:page-number></text:span><text:span text:style-name="MT2"><text:s/></text:span><text:span text:style-name="MT3">de </text:span><text:span text:style-name="MT3"><text:page-count>3</text:page-count></text:span><text:span text:style-name="MT2"><text:tab/> <text:s text:c="9"/>Víctor Piles </text:span><text:span text:style-name="MT4">6J</text:span></text:p>
      </style:footer>
    </style:master-page>
    <style:master-page style:name="First_20_Page" style:display-name="First Page" style:page-layout-name="Mpm1"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1" draw:style-name="Mdp1">
      <style:header>
        <text:p text:style-name="Header"/>
      </style:header>
    </style:master-page>
    <style:master-page style:name="Footnote" style:page-layout-name="Mpm6" draw:style-name="Mdp1">
      <style:header>
        <text:p text:style-name="Header"/>
      </style:header>
    </style:master-page>
    <style:master-page style:name="Endnote" style:page-layout-name="Mpm6" draw:style-name="Mdp1">
      <style:header>
        <text:p text:style-name="Header"/>
      </style:header>
    </style:master-page>
    <style:master-page style:name="Landscape" style:page-layout-name="Mpm7"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29T13:38:24.101000000</meta:creation-date>
    <meta:editing-duration>PT1H10M47S</meta:editing-duration>
    <meta:editing-cycles>38</meta:editing-cycles>
    <meta:generator>LibreOffice/7.2.2.2$Linux_X86_64 LibreOffice_project/20$Build-2</meta:generator>
    <dc:date>2021-11-01T22:56:40.726490096</dc:date>
    <meta:document-statistic meta:table-count="0" meta:image-count="0" meta:object-count="0" meta:page-count="3" meta:paragraph-count="40" meta:word-count="723" meta:character-count="4721" meta:non-whitespace-character-count="4029"/>
  </office:meta>
</office:document-meta>
</file>